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ingbats" svg:font-family="Dingbats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0in" table:align="margins"/>
    </style:style>
    <style:style style:name="Table1.A" style:family="table-column">
      <style:table-column-properties style:column-width="0.25in" style:rel-column-width="1638*"/>
    </style:style>
    <style:style style:name="Table1.B" style:family="table-column">
      <style:table-column-properties style:column-width="2.25in" style:rel-column-width="14745*"/>
    </style:style>
    <style:style style:name="Table1.C" style:family="table-column">
      <style:table-column-properties style:column-width="1in" style:rel-column-width="6553*"/>
    </style:style>
    <style:style style:name="Table1.D" style:family="table-column">
      <style:table-column-properties style:column-width="0.5in" style:rel-column-width="3276*"/>
    </style:style>
    <style:style style:name="Table1.P" style:family="table-column">
      <style:table-column-properties style:column-width="0.5014in" style:rel-column-width="3287*"/>
    </style:style>
    <style:style style:name="Table1.A1" style:family="table-cell" style:data-style-name="N100">
      <style:table-cell-properties fo:padding="0.0382in" fo:border-left="none" fo:border-right="none" fo:border-top="none" fo:border-bottom="0.0007in solid #cccccc"/>
    </style:style>
    <style:style style:name="Table1.C1" style:family="table-cell" style:data-style-name="N100">
      <style:table-cell-properties fo:padding="0.0382in" fo:border-left="none" fo:border-right="0.0007in solid #cccccc" fo:border-top="none" fo:border-bottom="0.0007in solid #cccccc"/>
    </style:style>
    <style:style style:name="Table1.D1" style:family="table-cell" style:data-style-name="N100">
      <style:table-cell-properties fo:padding="0.0382in" fo:border-left="0.0007in solid #cccccc" fo:border-right="none" fo:border-top="0.0007in solid #cccccc" fo:border-bottom="0.0007in solid #cccccc"/>
    </style:style>
    <style:style style:name="Table1.P1" style:family="table-cell" style:data-style-name="N100">
      <style:table-cell-properties fo:padding="0.0382in" fo:border="0.0007in solid #cccccc"/>
    </style:style>
    <style:style style:name="Table1.A2" style:family="table-cell" style:data-style-name="N100">
      <style:table-cell-properties style:vertical-align="middle" fo:background-color="#008000" fo:padding="0.0382in" fo:border-left="0.0007in solid #cccccc" fo:border-right="none" fo:border-top="none" fo:border-bottom="0.0007in solid #cccccc">
        <style:background-image/>
      </style:table-cell-properties>
    </style:style>
    <style:style style:name="Table1.B2" style:family="table-cell" style:data-style-name="N100">
      <style:table-cell-properties style:vertical-align="middle" fo:padding="0.0382in" fo:border-left="0.0007in solid #cccccc" fo:border-right="none" fo:border-top="none" fo:border-bottom="0.0007in solid #cccccc"/>
    </style:style>
    <style:style style:name="Table1.D2" style:family="table-cell" style:data-style-name="N100">
      <style:table-cell-properties style:vertical-align="middle" fo:background-color="#e6e6e6" fo:padding="0.0382in" fo:border-left="0.0007in solid #cccccc" fo:border-right="none" fo:border-top="none" fo:border-bottom="0.0007in solid #cccccc">
        <style:background-image/>
      </style:table-cell-properties>
    </style:style>
    <style:style style:name="Table1.P2" style:family="table-cell" style:data-style-name="N100">
      <style:table-cell-properties style:vertical-align="middle" fo:padding="0.0382in" fo:border-left="0.0007in solid #cccccc" fo:border-right="0.0007in solid #cccccc" fo:border-top="none" fo:border-bottom="0.0007in solid #cccccc"/>
    </style:style>
    <style:style style:name="Table1.D3" style:family="table-cell" style:data-style-name="N100">
      <style:table-cell-properties style:vertical-align="middle" fo:background-color="transparent" fo:padding="0.0382in" fo:border-left="0.0007in solid #cccccc" fo:border-right="none" fo:border-top="none" fo:border-bottom="0.0007in solid #cccccc">
        <style:background-image/>
      </style:table-cell-properties>
    </style:style>
    <style:style style:name="Table1.P7" style:family="table-cell" style:data-style-name="N100">
      <style:table-cell-properties style:vertical-align="middle" fo:background-color="transparent" fo:padding="0.0382in" fo:border-left="0.0007in solid #cccccc" fo:border-right="0.0007in solid #cccccc" fo:border-top="none" fo:border-bottom="0.0007in solid #cccccc">
        <style:background-image/>
      </style:table-cell-properties>
    </style:style>
    <style:style style:name="Table1.P12" style:family="table-cell" style:data-style-name="N100">
      <style:table-cell-properties style:vertical-align="middle" fo:background-color="#e6e6e6" fo:padding="0.0382in" fo:border-left="0.0007in solid #cccccc" fo:border-right="0.0007in solid #cccccc" fo:border-top="none" fo:border-bottom="0.0007in solid #cccccc">
        <style:background-image/>
      </style:table-cell-properties>
    </style:style>
    <style:style style:name="P1" style:family="paragraph" style:parent-style-name="Table_20_Contents">
      <style:text-properties style:font-name="Droid Sans" fo:font-size="10pt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style:font-name="Droid Sans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Droid Sans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4c4c4c" style:font-name="Droid Sans" fo:font-size="12pt" style:font-size-asian="12pt" style:font-size-complex="12pt"/>
    </style:style>
    <style:style style:name="T1" style:family="text">
      <style:text-properties style:font-name="Dingbats" style:font-name-asian="Dingbats" style:font-name-complex="Dingbats"/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12"/>
        <table:table-column table:style-name="Table1.P"/>
        <table:table-row>
          <table:table-cell table:style-name="Table1.A1">
            <text:p text:style-name="P3"/>
          </table:table-cell>
          <table:table-cell table:style-name="Table1.A1">
            <text:p text:style-name="P1"/>
          </table:table-cell>
          <table:table-cell table:style-name="Table1.C1">
            <text:p text:style-name="P1"/>
          </table:table-cell>
          <table:table-cell table:style-name="Table1.D1" office:value-type="float" office:value="40403">
            <text:p text:style-name="P2">8/13</text:p>
          </table:table-cell>
          <table:table-cell table:style-name="Table1.D1" office:value-type="float" office:value="40410">
            <text:p text:style-name="P2">8/20</text:p>
          </table:table-cell>
          <table:table-cell table:style-name="Table1.D1" office:value-type="float" office:value="40417">
            <text:p text:style-name="P2">8/27</text:p>
          </table:table-cell>
          <table:table-cell table:style-name="Table1.D1" office:value-type="float" office:value="40424">
            <text:p text:style-name="P2">9/3</text:p>
          </table:table-cell>
          <table:table-cell table:style-name="Table1.D1" office:value-type="float" office:value="40431">
            <text:p text:style-name="P2">9/10</text:p>
          </table:table-cell>
          <table:table-cell table:style-name="Table1.D1" office:value-type="float" office:value="40438">
            <text:p text:style-name="P2">9/17</text:p>
          </table:table-cell>
          <table:table-cell table:style-name="Table1.D1" office:value-type="float" office:value="40445">
            <text:p text:style-name="P2">9/24</text:p>
          </table:table-cell>
          <table:table-cell table:style-name="Table1.D1" office:value-type="float" office:value="40452">
            <text:p text:style-name="P2">10/1</text:p>
          </table:table-cell>
          <table:table-cell table:style-name="Table1.D1" office:value-type="float" office:value="40459">
            <text:p text:style-name="P2">10/8</text:p>
          </table:table-cell>
          <table:table-cell table:style-name="Table1.D1" office:value-type="float" office:value="40466">
            <text:p text:style-name="P2">10/15</text:p>
          </table:table-cell>
          <table:table-cell table:style-name="Table1.D1" office:value-type="float" office:value="0">
            <text:p text:style-name="P2">10/22</text:p>
          </table:table-cell>
          <table:table-cell table:style-name="Table1.D1" office:value-type="float" office:value="0">
            <text:p text:style-name="P2">10/29</text:p>
          </table:table-cell>
          <table:table-cell table:style-name="Table1.P1" office:value-type="float" office:value="0">
            <text:p text:style-name="P2">11/5</text:p>
          </table:table-cell>
        </table:table-row>
        <table:table-row>
          <table:table-cell table:style-name="Table1.A2">
            <text:p text:style-name="P3"/>
          </table:table-cell>
          <table:table-cell table:style-name="Table1.B2" office:value-type="float" office:value="0">
            <text:p text:style-name="P1">Literature review—draft</text:p>
          </table:table-cell>
          <table:table-cell table:style-name="Table1.B2" office:value-type="float" office:value="0">
            <text:p text:style-name="P1">August 27</text:p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P2">
            <text:p text:style-name="P1"/>
          </table:table-cell>
        </table:table-row>
        <table:table-row>
          <table:table-cell table:style-name="Table1.A2">
            <text:p text:style-name="P3"/>
          </table:table-cell>
          <table:table-cell table:style-name="Table1.B2" office:value-type="float" office:value="0">
            <text:p text:style-name="P1">Literature review—final</text:p>
          </table:table-cell>
          <table:table-cell table:style-name="Table1.B2" office:value-type="float" office:value="0">
            <text:p text:style-name="P1">September 15</text:p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3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P2">
            <text:p text:style-name="P1"/>
          </table:table-cell>
        </table:table-row>
        <table:table-row>
          <table:table-cell table:style-name="Table1.D3" office:value-type="float" office:value="0">
            <text:p text:style-name="P4"><text:span text:style-name="T1">3</text:span></text:p>
          </table:table-cell>
          <table:table-cell table:style-name="Table1.D3" office:value-type="float" office:value="0">
            <text:p text:style-name="P1">Research plan—draft</text:p>
          </table:table-cell>
          <table:table-cell table:style-name="Table1.B2" office:value-type="float" office:value="0">
            <text:p text:style-name="P1">August 13</text:p>
          </table:table-cell>
          <table:table-cell table:style-name="Table1.D2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B2">
            <text:p text:style-name="P1"/>
          </table:table-cell>
          <table:table-cell table:style-name="Table1.D3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P2">
            <text:p text:style-name="P1"/>
          </table:table-cell>
        </table:table-row>
        <table:table-row>
          <table:table-cell table:style-name="Table1.A2">
            <text:p text:style-name="P3"/>
          </table:table-cell>
          <table:table-cell table:style-name="Table1.B2" office:value-type="float" office:value="0">
            <text:p text:style-name="P1">Research plan—complete</text:p>
          </table:table-cell>
          <table:table-cell table:style-name="Table1.B2" office:value-type="float" office:value="0">
            <text:p text:style-name="P1">August 20</text:p>
          </table:table-cell>
          <table:table-cell table:style-name="Table1.D3">
            <text:p text:style-name="P1"/>
          </table:table-cell>
          <table:table-cell table:style-name="Table1.D2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P2">
            <text:p text:style-name="P1"/>
          </table:table-cell>
        </table:table-row>
        <table:table-row>
          <table:table-cell table:style-name="Table1.A2">
            <text:p text:style-name="P3"/>
          </table:table-cell>
          <table:table-cell table:style-name="Table1.B2" office:value-type="float" office:value="0">
            <text:p text:style-name="P1">Participant recruiting</text:p>
          </table:table-cell>
          <table:table-cell table:style-name="Table1.B2" office:value-type="float" office:value="0">
            <text:p text:style-name="P1">August 27</text:p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3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P2">
            <text:p text:style-name="P1"/>
          </table:table-cell>
        </table:table-row>
        <table:table-row>
          <table:table-cell table:style-name="Table1.A2">
            <text:p text:style-name="P3"/>
          </table:table-cell>
          <table:table-cell table:style-name="Table1.D3" office:value-type="float" office:value="0">
            <text:p text:style-name="P1">Observational research</text:p>
          </table:table-cell>
          <table:table-cell table:style-name="Table1.D3" office:value-type="float" office:value="0">
            <text:p text:style-name="P1">September 17</text:p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P7">
            <text:p text:style-name="P1"/>
          </table:table-cell>
        </table:table-row>
        <table:table-row>
          <table:table-cell table:style-name="Table1.A2">
            <text:p text:style-name="P3"/>
          </table:table-cell>
          <table:table-cell table:style-name="Table1.D3" office:value-type="float" office:value="0">
            <text:p text:style-name="P1">Interaction design</text:p>
          </table:table-cell>
          <table:table-cell table:style-name="Table1.D3" office:value-type="float" office:value="0">
            <text:p text:style-name="P1">September 30</text:p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P7">
            <text:p text:style-name="P1"/>
          </table:table-cell>
        </table:table-row>
        <table:table-row>
          <table:table-cell table:style-name="Table1.A2">
            <text:p text:style-name="P3"/>
          </table:table-cell>
          <table:table-cell table:style-name="Table1.D3" office:value-type="float" office:value="0">
            <text:p text:style-name="P1">Prototype</text:p>
          </table:table-cell>
          <table:table-cell table:style-name="Table1.D3" office:value-type="float" office:value="0">
            <text:p text:style-name="P1">October 12</text:p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P7">
            <text:p text:style-name="P1"/>
          </table:table-cell>
        </table:table-row>
        <table:table-row>
          <table:table-cell table:style-name="Table1.A2">
            <text:p text:style-name="P3"/>
          </table:table-cell>
          <table:table-cell table:style-name="Table1.B2" office:value-type="float" office:value="0">
            <text:p text:style-name="P1">Prototype evaluation</text:p>
          </table:table-cell>
          <table:table-cell table:style-name="Table1.B2" office:value-type="float" office:value="0">
            <text:p text:style-name="P1">October 22</text:p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B2">
            <text:p text:style-name="P1"/>
          </table:table-cell>
          <table:table-cell table:style-name="Table1.P2">
            <text:p text:style-name="P1"/>
          </table:table-cell>
        </table:table-row>
        <table:table-row>
          <table:table-cell table:style-name="Table1.A2">
            <text:p text:style-name="P3"/>
          </table:table-cell>
          <table:table-cell table:style-name="Table1.B2" office:value-type="float" office:value="0">
            <text:p text:style-name="P1">Final report—draft</text:p>
          </table:table-cell>
          <table:table-cell table:style-name="Table1.B2" office:value-type="float" office:value="0">
            <text:p text:style-name="P1">October 22</text:p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B2">
            <text:p text:style-name="P1"/>
          </table:table-cell>
          <table:table-cell table:style-name="Table1.P2">
            <text:p text:style-name="P1"/>
          </table:table-cell>
        </table:table-row>
        <table:table-row>
          <table:table-cell table:style-name="Table1.A2">
            <text:p text:style-name="P3"/>
          </table:table-cell>
          <table:table-cell table:style-name="Table1.B2" office:value-type="float" office:value="0">
            <text:p text:style-name="P1">Final report—complete</text:p>
          </table:table-cell>
          <table:table-cell table:style-name="Table1.B2" office:value-type="float" office:value="0">
            <text:p text:style-name="P1">November 4</text:p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B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P12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ingbats" svg:font-family="Dingbats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Souza</meta:initial-creator>
    <meta:creation-date>2010-08-10T09:06:33</meta:creation-date>
    <dc:date>2010-08-12T07:37:39</dc:date>
    <dc:creator>Randy Souza</dc:creator>
    <meta:editing-duration>PT01H48M45S</meta:editing-duration>
    <meta:editing-cycles>14</meta:editing-cycles>
    <meta:generator>OpenOffice.org/3.2$Unix OpenOffice.org_project/320m12$Build-9483</meta:generator>
    <meta:document-statistic meta:table-count="1" meta:image-count="0" meta:object-count="0" meta:page-count="1" meta:paragraph-count="36" meta:word-count="57" meta:character-count="384"/>
  </office:meta>
</office:document-meta>
</file>